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400230" table:style-name="ce6">
            <text:p>400.230</text:p>
          </table:table-cell>
          <table:table-cell office:value-type="float" office:value="16600" table:style-name="ce6">
            <text:p>16.600</text:p>
          </table:table-cell>
          <table:table-cell office:value-type="float" office:value="416830" table:style-name="ce6">
            <text:p>416.830</text:p>
          </table:table-cell>
          <table:table-cell office:value-type="float" office:value="378943" table:style-name="ce6">
            <text:p>378.943</text:p>
          </table:table-cell>
          <table:table-cell office:value-type="percentage" office:value="0.90910683012259197" table:style-name="ce11">
            <text:p>90,9%</text:p>
          </table:table-cell>
          <table:table-cell office:value-type="float" office:value="143552" table:style-name="ce6">
            <text:p>143.552</text:p>
          </table:table-cell>
          <table:table-cell office:value-type="date" office:date-value="2021-02-07T00:00:00" table:style-name="ce14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68175" table:style-name="ce8">
            <text:p>68.175</text:p>
          </table:table-cell>
          <table:table-cell office:value-type="float" office:value="2900" table:style-name="ce8">
            <text:p>2.900</text:p>
          </table:table-cell>
          <table:table-cell office:value-type="float" office:value="71075" table:style-name="ce8">
            <text:p>71.075</text:p>
          </table:table-cell>
          <table:table-cell office:value-type="float" office:value="74650" table:style-name="ce8">
            <text:p>74.650</text:p>
          </table:table-cell>
          <table:table-cell office:value-type="percentage" office:value="1.0502989799507563" table:style-name="ce12">
            <text:p>105,0%</text:p>
          </table:table-cell>
          <table:table-cell office:value-type="float" office:value="24380" table:style-name="ce8">
            <text:p>24.380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69935" table:style-name="ce8">
            <text:p>69.935</text:p>
          </table:table-cell>
          <table:table-cell office:value-type="float" office:value="2900" table:style-name="ce8">
            <text:p>2.900</text:p>
          </table:table-cell>
          <table:table-cell office:value-type="float" office:value="72835" table:style-name="ce8">
            <text:p>72.835</text:p>
          </table:table-cell>
          <table:table-cell office:value-type="float" office:value="71784" table:style-name="ce8">
            <text:p>71.784</text:p>
          </table:table-cell>
          <table:table-cell office:value-type="percentage" office:value="0.98557012425344959" table:style-name="ce12">
            <text:p>98,6%</text:p>
          </table:table-cell>
          <table:table-cell office:value-type="float" office:value="31467" table:style-name="ce8">
            <text:p>31.467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35460" table:style-name="ce8">
            <text:p>35.460</text:p>
          </table:table-cell>
          <table:table-cell office:value-type="float" office:value="1500" table:style-name="ce8">
            <text:p>1.500</text:p>
          </table:table-cell>
          <table:table-cell office:value-type="float" office:value="36960" table:style-name="ce8">
            <text:p>36.960</text:p>
          </table:table-cell>
          <table:table-cell office:value-type="float" office:value="35683" table:style-name="ce8">
            <text:p>35.683</text:p>
          </table:table-cell>
          <table:table-cell office:value-type="percentage" office:value="0.96544913419913425" table:style-name="ce12">
            <text:p>96,5%</text:p>
          </table:table-cell>
          <table:table-cell office:value-type="float" office:value="13430" table:style-name="ce8">
            <text:p>13.430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79530" table:style-name="ce8">
            <text:p>79.530</text:p>
          </table:table-cell>
          <table:table-cell office:value-type="float" office:value="3200" table:style-name="ce8">
            <text:p>3.200</text:p>
          </table:table-cell>
          <table:table-cell office:value-type="float" office:value="82730" table:style-name="ce8">
            <text:p>82.730</text:p>
          </table:table-cell>
          <table:table-cell office:value-type="float" office:value="84330" table:style-name="ce8">
            <text:p>84.330</text:p>
          </table:table-cell>
          <table:table-cell office:value-type="percentage" office:value="1.0193400217575246" table:style-name="ce12">
            <text:p>101,9%</text:p>
          </table:table-cell>
          <table:table-cell office:value-type="float" office:value="28158" table:style-name="ce8">
            <text:p>28.158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33495" table:style-name="ce8">
            <text:p>33.495</text:p>
          </table:table-cell>
          <table:table-cell office:value-type="float" office:value="1300" table:style-name="ce8">
            <text:p>1.300</text:p>
          </table:table-cell>
          <table:table-cell office:value-type="float" office:value="34795" table:style-name="ce8">
            <text:p>34.795</text:p>
          </table:table-cell>
          <table:table-cell office:value-type="float" office:value="34215" table:style-name="ce8">
            <text:p>34.215</text:p>
          </table:table-cell>
          <table:table-cell office:value-type="percentage" office:value="0.98333093835321161" table:style-name="ce12">
            <text:p>98,3%</text:p>
          </table:table-cell>
          <table:table-cell office:value-type="float" office:value="12427" table:style-name="ce8">
            <text:p>12.427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49475" table:style-name="ce8">
            <text:p>149.475</text:p>
          </table:table-cell>
          <table:table-cell office:value-type="float" office:value="6200" table:style-name="ce8">
            <text:p>6.200</text:p>
          </table:table-cell>
          <table:table-cell office:value-type="float" office:value="155675" table:style-name="ce8">
            <text:p>155.675</text:p>
          </table:table-cell>
          <table:table-cell office:value-type="float" office:value="161020" table:style-name="ce8">
            <text:p>161.020</text:p>
          </table:table-cell>
          <table:table-cell office:value-type="percentage" office:value="1.0343343504095071" table:style-name="ce12">
            <text:p>103,4%</text:p>
          </table:table-cell>
          <table:table-cell office:value-type="float" office:value="62928" table:style-name="ce8">
            <text:p>62.928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01655" table:style-name="ce8">
            <text:p>101.655</text:p>
          </table:table-cell>
          <table:table-cell office:value-type="float" office:value="4200" table:style-name="ce8">
            <text:p>4.200</text:p>
          </table:table-cell>
          <table:table-cell office:value-type="float" office:value="105855" table:style-name="ce8">
            <text:p>105.855</text:p>
          </table:table-cell>
          <table:table-cell office:value-type="float" office:value="104988" table:style-name="ce8">
            <text:p>104.988</text:p>
          </table:table-cell>
          <table:table-cell office:value-type="percentage" office:value="0.9918095508006235" table:style-name="ce12">
            <text:p>99,2%</text:p>
          </table:table-cell>
          <table:table-cell office:value-type="float" office:value="32129" table:style-name="ce8">
            <text:p>32.129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345770" table:style-name="ce8">
            <text:p>345.770</text:p>
          </table:table-cell>
          <table:table-cell office:value-type="float" office:value="14300" table:style-name="ce8">
            <text:p>14.300</text:p>
          </table:table-cell>
          <table:table-cell office:value-type="float" office:value="360070" table:style-name="ce8">
            <text:p>360.070</text:p>
          </table:table-cell>
          <table:table-cell office:value-type="float" office:value="317222" table:style-name="ce8">
            <text:p>317.222</text:p>
          </table:table-cell>
          <table:table-cell office:value-type="percentage" office:value="0.88100091648846057" table:style-name="ce12">
            <text:p>88,1%</text:p>
          </table:table-cell>
          <table:table-cell office:value-type="float" office:value="120742" table:style-name="ce8">
            <text:p>120.742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75690" table:style-name="ce8">
            <text:p>175.690</text:p>
          </table:table-cell>
          <table:table-cell office:value-type="float" office:value="7000" table:style-name="ce8">
            <text:p>7.000</text:p>
          </table:table-cell>
          <table:table-cell office:value-type="float" office:value="182690" table:style-name="ce8">
            <text:p>182.690</text:p>
          </table:table-cell>
          <table:table-cell office:value-type="float" office:value="190902" table:style-name="ce8">
            <text:p>190.902</text:p>
          </table:table-cell>
          <table:table-cell office:value-type="percentage" office:value="1.0449504625321584" table:style-name="ce12">
            <text:p>104,5%</text:p>
          </table:table-cell>
          <table:table-cell office:value-type="float" office:value="83171" table:style-name="ce8">
            <text:p>83.171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62675" table:style-name="ce8">
            <text:p>62.675</text:p>
          </table:table-cell>
          <table:table-cell office:value-type="float" office:value="2500" table:style-name="ce8">
            <text:p>2.500</text:p>
          </table:table-cell>
          <table:table-cell office:value-type="float" office:value="65175" table:style-name="ce8">
            <text:p>65.175</text:p>
          </table:table-cell>
          <table:table-cell office:value-type="float" office:value="68006" table:style-name="ce8">
            <text:p>68.006</text:p>
          </table:table-cell>
          <table:table-cell office:value-type="percentage" office:value="1.0434369006520905" table:style-name="ce12">
            <text:p>104,3%</text:p>
          </table:table-cell>
          <table:table-cell office:value-type="float" office:value="26605" table:style-name="ce8">
            <text:p>26.605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08925" table:style-name="ce8">
            <text:p>108.925</text:p>
          </table:table-cell>
          <table:table-cell office:value-type="float" office:value="4500" table:style-name="ce8">
            <text:p>4.500</text:p>
          </table:table-cell>
          <table:table-cell office:value-type="float" office:value="113425" table:style-name="ce8">
            <text:p>113.425</text:p>
          </table:table-cell>
          <table:table-cell office:value-type="float" office:value="110996" table:style-name="ce8">
            <text:p>110.996</text:p>
          </table:table-cell>
          <table:table-cell office:value-type="percentage" office:value="0.97858496804055539" table:style-name="ce12">
            <text:p>97,9%</text:p>
          </table:table-cell>
          <table:table-cell office:value-type="float" office:value="51424" table:style-name="ce8">
            <text:p>51.424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7615" table:style-name="ce8">
            <text:p>17.615</text:p>
          </table:table-cell>
          <table:table-cell office:value-type="float" office:value="600" table:style-name="ce8">
            <text:p>600</text:p>
          </table:table-cell>
          <table:table-cell office:value-type="float" office:value="18215" table:style-name="ce8">
            <text:p>18.215</text:p>
          </table:table-cell>
          <table:table-cell office:value-type="float" office:value="17803" table:style-name="ce8">
            <text:p>17.803</text:p>
          </table:table-cell>
          <table:table-cell office:value-type="percentage" office:value="0.97738127916552298" table:style-name="ce12">
            <text:p>97,7%</text:p>
          </table:table-cell>
          <table:table-cell office:value-type="float" office:value="7561" table:style-name="ce8">
            <text:p>7.561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280725" table:style-name="ce8">
            <text:p>280.725</text:p>
          </table:table-cell>
          <table:table-cell office:value-type="float" office:value="11600" table:style-name="ce8">
            <text:p>11.600</text:p>
          </table:table-cell>
          <table:table-cell office:value-type="float" office:value="292325" table:style-name="ce8">
            <text:p>292.325</text:p>
          </table:table-cell>
          <table:table-cell office:value-type="float" office:value="266831" table:style-name="ce8">
            <text:p>266.831</text:p>
          </table:table-cell>
          <table:table-cell office:value-type="percentage" office:value="0.91278884802873517" table:style-name="ce12">
            <text:p>91,3%</text:p>
          </table:table-cell>
          <table:table-cell office:value-type="float" office:value="86645" table:style-name="ce8">
            <text:p>86.645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73265" table:style-name="ce8">
            <text:p>73.265</text:p>
          </table:table-cell>
          <table:table-cell office:value-type="float" office:value="3000" table:style-name="ce8">
            <text:p>3.000</text:p>
          </table:table-cell>
          <table:table-cell office:value-type="float" office:value="76265" table:style-name="ce8">
            <text:p>76.265</text:p>
          </table:table-cell>
          <table:table-cell office:value-type="float" office:value="75792" table:style-name="ce8">
            <text:p>75.792</text:p>
          </table:table-cell>
          <table:table-cell office:value-type="percentage" office:value="0.99379794138857924" table:style-name="ce12">
            <text:p>99,4%</text:p>
          </table:table-cell>
          <table:table-cell office:value-type="float" office:value="24312" table:style-name="ce8">
            <text:p>24.312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33495" table:style-name="ce8">
            <text:p>33.495</text:p>
          </table:table-cell>
          <table:table-cell office:value-type="float" office:value="1300" table:style-name="ce8">
            <text:p>1.300</text:p>
          </table:table-cell>
          <table:table-cell office:value-type="float" office:value="34795" table:style-name="ce8">
            <text:p>34.795</text:p>
          </table:table-cell>
          <table:table-cell office:value-type="float" office:value="34273" table:style-name="ce8">
            <text:p>34.273</text:p>
          </table:table-cell>
          <table:table-cell office:value-type="percentage" office:value="0.98499784451789052" table:style-name="ce12">
            <text:p>98,5%</text:p>
          </table:table-cell>
          <table:table-cell office:value-type="float" office:value="11439" table:style-name="ce8">
            <text:p>11.439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91080" table:style-name="ce8">
            <text:p>91.080</text:p>
          </table:table-cell>
          <table:table-cell office:value-type="float" office:value="3600" table:style-name="ce8">
            <text:p>3.600</text:p>
          </table:table-cell>
          <table:table-cell office:value-type="float" office:value="94680" table:style-name="ce8">
            <text:p>94.680</text:p>
          </table:table-cell>
          <table:table-cell office:value-type="float" office:value="72979" table:style-name="ce8">
            <text:p>72.979</text:p>
          </table:table-cell>
          <table:table-cell office:value-type="percentage" office:value="0.77079636670891427" table:style-name="ce12">
            <text:p>77,1%</text:p>
          </table:table-cell>
          <table:table-cell office:value-type="float" office:value="24002" table:style-name="ce8">
            <text:p>24.002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2218" table:style-name="ce8">
            <text:p>2.218</text:p>
          </table:table-cell>
          <table:table-cell office:value-type="percentage" office:value="1.0174311926605504" table:style-name="ce12">
            <text:p>101,7%</text:p>
          </table:table-cell>
          <table:table-cell office:value-type="float" office:value="964" table:style-name="ce8">
            <text:p>964</text:p>
          </table:table-cell>
          <table:table-cell office:value-type="date" office:date-value="2021-02-07T00:00:00" table:style-name="ce15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2398" table:style-name="ce8">
            <text:p>2.398</text:p>
          </table:table-cell>
          <table:table-cell office:value-type="percentage" office:value="1.1000000000000001" table:style-name="ce12">
            <text:p>110,0%</text:p>
          </table:table-cell>
          <table:table-cell office:value-type="float" office:value="1071" table:style-name="ce8">
            <text:p>1.071</text:p>
          </table:table-cell>
          <table:table-cell office:value-type="date" office:date-value="2021-02-07T00:00:00" table:style-name="ce16">
            <text:p>07/02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2131155" table:style-name="ce10">
            <text:p>2.131.155</text:p>
          </table:table-cell>
          <table:table-cell office:value-type="float" office:value="87600" table:style-name="ce10">
            <text:p>87.600</text:p>
          </table:table-cell>
          <table:table-cell office:value-type="float" office:value="2218755" table:style-name="ce10">
            <text:p>2.218.755</text:p>
          </table:table-cell>
          <table:table-cell office:value-type="float" office:value="2105033" table:style-name="ce10">
            <text:p>2.105.033</text:p>
          </table:table-cell>
          <table:table-cell office:value-type="percentage" office:value="0.94874512958844037" table:style-name="ce13">
            <text:p>94,9%</text:p>
          </table:table-cell>
          <table:table-cell office:value-type="float" office:value="786407" table:style-name="ce10">
            <text:p>786.407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08T17:11:16Z</dc:date>
  </office:meta>
</office:document-meta>
</file>